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8.8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10.596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Pourcentage lignes de code qui sont des commentai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alstead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10" table:default-cell-style-name="ce1"/>
        <table:table-column table:style-name="co4" table:number-columns-repeated="2" table:default-cell-style-name="ce4"/>
        <table:table-column table:style-name="co4" table:default-cell-style-name="ce1"/>
        <table:table-column table:style-name="co4" table:default-cell-style-name="ce5"/>
        <table:table-column table:style-name="co4" table:number-columns-repeated="2" table:default-cell-style-name="ce4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MI" table:style-name="ta1">
        <table:table-column table:style-name="co12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171-5.2*LN([Halstead.A12])-0.23*[CFG.D2]-16.2*LN([LOC.B3])+50*SIN(SQRT(2.46*[LOC.C3]))" office:value-type="float" office:value="98.6140948136823" calcext:value-type="float">
            <text:p>98,6140948136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44M46S</meta:editing-duration>
    <meta:editing-cycles>13</meta:editing-cycles>
    <dc:date>2025-10-22T16:13:28.274525713</dc:date>
    <meta:document-statistic meta:table-count="5" meta:cell-count="133" meta:object-count="0"/>
  </office:meta>
</office:document-meta>
</file>